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c16" officeooo:paragraph-rsid="001edc16"/>
    </style:style>
    <style:style style:name="P2" style:family="paragraph" style:parent-style-name="Standard">
      <style:text-properties officeooo:rsid="001edc16" officeooo:paragraph-rsid="0022f244"/>
    </style:style>
    <style:style style:name="P3" style:family="paragraph" style:parent-style-name="Standard">
      <style:text-properties officeooo:rsid="001edc16" officeooo:paragraph-rsid="001f69d5"/>
    </style:style>
    <style:style style:name="P4" style:family="paragraph" style:parent-style-name="Standard">
      <style:text-properties officeooo:rsid="001f69d5" officeooo:paragraph-rsid="001f69d5"/>
    </style:style>
    <style:style style:name="P5" style:family="paragraph" style:parent-style-name="Standard">
      <style:text-properties officeooo:rsid="001f69d5" officeooo:paragraph-rsid="0022f244"/>
    </style:style>
    <style:style style:name="P6" style:family="paragraph" style:parent-style-name="Standard">
      <style:text-properties officeooo:rsid="001f69d5" officeooo:paragraph-rsid="0023d8a2"/>
    </style:style>
    <style:style style:name="P7" style:family="paragraph" style:parent-style-name="Standard">
      <style:text-properties officeooo:rsid="001f69d5" officeooo:paragraph-rsid="004107a3"/>
    </style:style>
    <style:style style:name="P8" style:family="paragraph" style:parent-style-name="Standard">
      <style:text-properties fo:font-weight="bold" officeooo:rsid="001edc16" officeooo:paragraph-rsid="001f69d5" style:font-weight-asian="bold" style:font-weight-complex="bold"/>
    </style:style>
    <style:style style:name="P9" style:family="paragraph" style:parent-style-name="Standard">
      <style:text-properties fo:font-weight="bold" officeooo:rsid="001edc16" officeooo:paragraph-rsid="0022f244" style:font-weight-asian="bold" style:font-weight-complex="bold"/>
    </style:style>
    <style:style style:name="P10" style:family="paragraph" style:parent-style-name="Standard">
      <style:text-properties fo:font-weight="bold" officeooo:rsid="001f69d5" officeooo:paragraph-rsid="001f69d5" style:font-weight-asian="bold" style:font-weight-complex="bold"/>
    </style:style>
    <style:style style:name="P11" style:family="paragraph" style:parent-style-name="Standard">
      <style:text-properties fo:font-weight="bold" officeooo:rsid="001f69d5" officeooo:paragraph-rsid="0027bc3e" style:font-weight-asian="bold" style:font-weight-complex="bold"/>
    </style:style>
    <style:style style:name="P12" style:family="paragraph" style:parent-style-name="Standard">
      <style:text-properties fo:font-weight="bold" officeooo:rsid="001f69d5" officeooo:paragraph-rsid="003bdc61" style:font-weight-asian="bold" style:font-weight-complex="bold"/>
    </style:style>
    <style:style style:name="P13" style:family="paragraph" style:parent-style-name="Standard">
      <style:text-properties fo:font-weight="bold" officeooo:rsid="001f69d5" officeooo:paragraph-rsid="004ba875" style:font-weight-asian="bold" style:font-weight-complex="bold"/>
    </style:style>
    <style:style style:name="P14" style:family="paragraph" style:parent-style-name="Standard">
      <style:text-properties fo:font-weight="bold" officeooo:rsid="00209b0e" officeooo:paragraph-rsid="00209b0e" style:font-weight-asian="bold" style:font-weight-complex="bold"/>
    </style:style>
    <style:style style:name="P15" style:family="paragraph" style:parent-style-name="Standard">
      <style:text-properties fo:font-weight="bold" officeooo:rsid="00209b0e" officeooo:paragraph-rsid="00278763" style:font-weight-asian="bold" style:font-weight-complex="bold"/>
    </style:style>
    <style:style style:name="P16" style:family="paragraph" style:parent-style-name="Standard">
      <style:text-properties fo:font-weight="bold" officeooo:rsid="00209b0e" officeooo:paragraph-rsid="00335503" style:font-weight-asian="bold" style:font-weight-complex="bold"/>
    </style:style>
    <style:style style:name="P17" style:family="paragraph" style:parent-style-name="Standard">
      <style:text-properties fo:font-weight="bold" officeooo:rsid="00209b0e" officeooo:paragraph-rsid="00375dca" style:font-weight-asian="bold" style:font-weight-complex="bold"/>
    </style:style>
    <style:style style:name="P18" style:family="paragraph" style:parent-style-name="Standard">
      <style:text-properties fo:font-weight="bold" officeooo:rsid="00209b0e" officeooo:paragraph-rsid="00385dc5" style:font-weight-asian="bold" style:font-weight-complex="bold"/>
    </style:style>
    <style:style style:name="P19" style:family="paragraph" style:parent-style-name="Standard">
      <style:text-properties fo:font-weight="bold" officeooo:rsid="00209b0e" officeooo:paragraph-rsid="00385e41" style:font-weight-asian="bold" style:font-weight-complex="bold"/>
    </style:style>
    <style:style style:name="P20" style:family="paragraph" style:parent-style-name="Standard">
      <style:text-properties fo:font-weight="bold" officeooo:rsid="00209b0e" officeooo:paragraph-rsid="004107a3" style:font-weight-asian="bold" style:font-weight-complex="bold"/>
    </style:style>
    <style:style style:name="P21" style:family="paragraph" style:parent-style-name="Standard">
      <style:text-properties fo:font-weight="bold" officeooo:rsid="00209b0e" officeooo:paragraph-rsid="00417f2d" style:font-weight-asian="bold" style:font-weight-complex="bold"/>
    </style:style>
    <style:style style:name="P22" style:family="paragraph" style:parent-style-name="Standard">
      <style:text-properties fo:font-weight="bold" officeooo:rsid="00209b0e" officeooo:paragraph-rsid="00420763" style:font-weight-asian="bold" style:font-weight-complex="bold"/>
    </style:style>
    <style:style style:name="P23" style:family="paragraph" style:parent-style-name="Standard">
      <style:text-properties fo:font-weight="bold" officeooo:rsid="00209b0e" officeooo:paragraph-rsid="0044f6d7" style:font-weight-asian="bold" style:font-weight-complex="bold"/>
    </style:style>
    <style:style style:name="P24" style:family="paragraph" style:parent-style-name="Standard">
      <style:text-properties fo:font-weight="bold" officeooo:rsid="0030325c" officeooo:paragraph-rsid="0030325c" style:font-weight-asian="bold" style:font-weight-complex="bold"/>
    </style:style>
    <style:style style:name="P25" style:family="paragraph" style:parent-style-name="Standard">
      <style:text-properties fo:font-weight="bold" officeooo:rsid="0033a507" officeooo:paragraph-rsid="0033a507" style:font-weight-asian="bold" style:font-weight-complex="bold"/>
    </style:style>
    <style:style style:name="P26" style:family="paragraph" style:parent-style-name="Standard">
      <style:text-properties fo:font-weight="bold" officeooo:rsid="00385e41" officeooo:paragraph-rsid="00385e41" style:font-weight-asian="bold" style:font-weight-complex="bold"/>
    </style:style>
    <style:style style:name="P27" style:family="paragraph" style:parent-style-name="Standard">
      <style:text-properties fo:font-weight="bold" officeooo:rsid="003bdc61" officeooo:paragraph-rsid="003bdc61" style:font-weight-asian="bold" style:font-weight-complex="bold"/>
    </style:style>
    <style:style style:name="P28" style:family="paragraph" style:parent-style-name="Standard">
      <style:text-properties fo:font-weight="normal" officeooo:rsid="001f69d5" officeooo:paragraph-rsid="001f69d5" style:font-weight-asian="normal" style:font-weight-complex="normal"/>
    </style:style>
    <style:style style:name="P29" style:family="paragraph" style:parent-style-name="Standard">
      <style:text-properties fo:font-weight="normal" officeooo:rsid="00209b0e" officeooo:paragraph-rsid="00209b0e" style:font-weight-asian="normal" style:font-weight-complex="normal"/>
    </style:style>
    <style:style style:name="P30" style:family="paragraph" style:parent-style-name="Standard">
      <style:text-properties fo:font-weight="normal" officeooo:rsid="00209b0e" officeooo:paragraph-rsid="004107a3" style:font-weight-asian="normal" style:font-weight-complex="normal"/>
    </style:style>
    <style:style style:name="P31" style:family="paragraph" style:parent-style-name="Standard">
      <style:text-properties fo:font-weight="normal" officeooo:rsid="00289de6" officeooo:paragraph-rsid="00289de6" style:font-weight-asian="normal" style:font-weight-complex="normal"/>
    </style:style>
    <style:style style:name="P32" style:family="paragraph" style:parent-style-name="Standard">
      <style:text-properties fo:font-weight="normal" officeooo:rsid="0027fbda" officeooo:paragraph-rsid="0027fbda" style:font-weight-asian="normal" style:font-weight-complex="normal"/>
    </style:style>
    <style:style style:name="P33" style:family="paragraph" style:parent-style-name="Standard">
      <style:text-properties fo:font-weight="normal" officeooo:rsid="00262cde" officeooo:paragraph-rsid="00262cde" style:font-weight-asian="normal" style:font-weight-complex="normal"/>
    </style:style>
    <style:style style:name="P34" style:family="paragraph" style:parent-style-name="Standard">
      <style:text-properties fo:font-weight="normal" officeooo:rsid="00335503" officeooo:paragraph-rsid="00335503" style:font-weight-asian="normal" style:font-weight-complex="normal"/>
    </style:style>
    <style:style style:name="P35" style:family="paragraph" style:parent-style-name="Standard">
      <style:text-properties officeooo:rsid="0022f030" officeooo:paragraph-rsid="0022f030"/>
    </style:style>
    <style:style style:name="P36" style:family="paragraph" style:parent-style-name="Standard">
      <style:text-properties officeooo:rsid="00246ff3" officeooo:paragraph-rsid="00246ff3"/>
    </style:style>
    <style:style style:name="P37" style:family="paragraph" style:parent-style-name="Standard">
      <style:text-properties officeooo:rsid="0030325c" officeooo:paragraph-rsid="0030325c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edc16" officeooo:paragraph-rsid="00335503" style:font-weight-asian="bold" style:font-weight-complex="bold"/>
    </style:style>
    <style:style style:name="P39" style:family="paragraph" style:parent-style-name="Standard">
      <style:text-properties officeooo:rsid="003ebebd" officeooo:paragraph-rsid="003ebebd"/>
    </style:style>
    <style:style style:name="P40" style:family="paragraph" style:parent-style-name="Standard">
      <style:text-properties officeooo:rsid="0040b0db" officeooo:paragraph-rsid="00417f2d"/>
    </style:style>
    <style:style style:name="P41" style:family="paragraph" style:parent-style-name="Standard">
      <style:text-properties officeooo:rsid="004677db" officeooo:paragraph-rsid="004677db"/>
    </style:style>
    <style:style style:name="P42" style:family="paragraph" style:parent-style-name="Standard">
      <style:text-properties officeooo:rsid="0048147c" officeooo:paragraph-rsid="0048147c"/>
    </style:style>
    <style:style style:name="P43" style:family="paragraph" style:parent-style-name="Standard">
      <style:text-properties officeooo:rsid="004c07d1" officeooo:paragraph-rsid="004c07d1"/>
    </style:style>
    <style:style style:name="P44" style:family="paragraph" style:parent-style-name="Standard">
      <style:text-properties fo:font-weight="normal" officeooo:rsid="003bdc61" officeooo:paragraph-rsid="003ab902" style:font-weight-asian="normal" style:font-weight-complex="normal"/>
    </style:style>
    <style:style style:name="P45" style:family="paragraph" style:parent-style-name="Standard">
      <style:text-properties fo:font-weight="normal" officeooo:rsid="003ebebd" officeooo:paragraph-rsid="003ebebd" style:font-weight-asian="normal" style:font-weight-complex="normal"/>
    </style:style>
    <style:style style:name="P46" style:family="paragraph" style:parent-style-name="Standard">
      <style:text-properties fo:font-weight="normal" officeooo:rsid="0030325c" officeooo:paragraph-rsid="0030325c" style:font-weight-asian="normal" style:font-weight-complex="normal"/>
    </style:style>
    <style:style style:name="P47" style:family="paragraph" style:parent-style-name="Standard">
      <style:text-properties fo:font-weight="normal" officeooo:rsid="0030325c" officeooo:paragraph-rsid="00335503" style:font-weight-asian="normal" style:font-weight-complex="normal"/>
    </style:style>
    <style:style style:name="P48" style:family="paragraph" style:parent-style-name="Standard">
      <style:text-properties fo:font-weight="normal" officeooo:rsid="00375dca" officeooo:paragraph-rsid="0044f6d7" style:font-weight-asian="normal" style:font-weight-complex="normal"/>
    </style:style>
    <style:style style:name="P49" style:family="paragraph" style:parent-style-name="Standard">
      <style:text-properties officeooo:rsid="00500a38" officeooo:paragraph-rsid="00500a38"/>
    </style:style>
    <style:style style:name="P50" style:family="paragraph" style:parent-style-name="Standard">
      <style:text-properties fo:font-weight="bold" officeooo:rsid="00209b0e" officeooo:paragraph-rsid="00420763" fo:background-color="transparent" style:font-weight-asian="bold" style:font-weight-complex="bold"/>
    </style:style>
    <style:style style:name="P51" style:family="paragraph" style:parent-style-name="Standard">
      <style:text-properties fo:font-weight="bold" officeooo:rsid="00209b0e" officeooo:paragraph-rsid="006276dd" fo:background-color="transparent" style:font-weight-asian="bold" style:font-weight-complex="bold"/>
    </style:style>
    <style:style style:name="P52" style:family="paragraph" style:parent-style-name="Standard">
      <style:text-properties fo:font-weight="bold" officeooo:rsid="00209b0e" officeooo:paragraph-rsid="00605bb0" fo:background-color="transparent" style:font-weight-asian="bold" style:font-weight-complex="bold"/>
    </style:style>
    <style:style style:name="P53" style:family="paragraph" style:parent-style-name="Standard">
      <style:text-properties fo:font-weight="bold" officeooo:rsid="00209b0e" officeooo:paragraph-rsid="0079f36d" fo:background-color="transparent" style:font-weight-asian="bold" style:font-weight-complex="bold"/>
    </style:style>
    <style:style style:name="P54" style:family="paragraph" style:parent-style-name="Standard">
      <style:text-properties fo:font-weight="bold" officeooo:rsid="001f69d5" officeooo:paragraph-rsid="00746b4e" style:font-weight-asian="bold" style:font-weight-complex="bold"/>
    </style:style>
    <style:style style:name="P55" style:family="paragraph" style:parent-style-name="Standard">
      <style:text-properties fo:font-weight="bold" officeooo:rsid="00209b0e" officeooo:paragraph-rsid="00605bb0" fo:background-color="#ffff00" style:font-weight-asian="bold" style:font-weight-complex="bold"/>
    </style:style>
    <style:style style:name="P56" style:family="paragraph" style:parent-style-name="Standard">
      <style:text-properties fo:font-weight="bold" officeooo:rsid="00209b0e" officeooo:paragraph-rsid="00605bb0" fo:background-color="#ffffff" style:font-weight-asian="bold" style:font-weight-complex="bold"/>
    </style:style>
    <style:style style:name="P57" style:family="paragraph" style:parent-style-name="Standard">
      <style:text-properties fo:font-weight="bold" officeooo:rsid="00209b0e" officeooo:paragraph-rsid="0079f36d" fo:background-color="#ffffff" style:font-weight-asian="bold" style:font-weight-complex="bold"/>
    </style:style>
    <style:style style:name="P58" style:family="paragraph" style:parent-style-name="Standard">
      <style:text-properties officeooo:rsid="003acd2d" officeooo:paragraph-rsid="006276dd"/>
    </style:style>
    <style:style style:name="P59" style:family="paragraph" style:parent-style-name="Standard">
      <style:text-properties officeooo:rsid="0022f244" officeooo:paragraph-rsid="006276dd"/>
    </style:style>
    <style:style style:name="P60" style:family="paragraph" style:parent-style-name="Standard">
      <style:text-properties officeooo:rsid="006276dd" officeooo:paragraph-rsid="006276dd"/>
    </style:style>
    <style:style style:name="T1" style:family="text">
      <style:text-properties officeooo:rsid="001f69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6ff3" style:font-weight-asian="bold" style:font-weight-complex="bold"/>
    </style:style>
    <style:style style:name="T4" style:family="text">
      <style:text-properties fo:font-weight="bold" officeooo:rsid="00209b0e" style:font-weight-asian="bold" style:font-weight-complex="bold"/>
    </style:style>
    <style:style style:name="T5" style:family="text">
      <style:text-properties fo:font-weight="bold" officeooo:rsid="004677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6ff3" style:font-weight-asian="normal" style:font-weight-complex="normal"/>
    </style:style>
    <style:style style:name="T8" style:family="text">
      <style:text-properties fo:font-weight="normal" officeooo:rsid="00278763" style:font-weight-asian="normal" style:font-weight-complex="normal"/>
    </style:style>
    <style:style style:name="T9" style:family="text">
      <style:text-properties fo:font-weight="normal" officeooo:rsid="0027bc3e" style:font-weight-asian="normal" style:font-weight-complex="normal"/>
    </style:style>
    <style:style style:name="T10" style:family="text">
      <style:text-properties fo:font-weight="normal" officeooo:rsid="0028485e" style:font-weight-asian="normal" style:font-weight-complex="normal"/>
    </style:style>
    <style:style style:name="T11" style:family="text">
      <style:text-properties fo:font-weight="normal" officeooo:rsid="00335503" style:font-weight-asian="normal" style:font-weight-complex="normal"/>
    </style:style>
    <style:style style:name="T12" style:family="text">
      <style:text-properties fo:font-weight="normal" officeooo:rsid="002a41cd" style:font-weight-asian="normal" style:font-weight-complex="normal"/>
    </style:style>
    <style:style style:name="T13" style:family="text">
      <style:text-properties fo:font-weight="normal" officeooo:rsid="0030325c" style:font-weight-asian="normal" style:font-weight-complex="normal"/>
    </style:style>
    <style:style style:name="T14" style:family="text">
      <style:text-properties fo:font-weight="normal" officeooo:rsid="0035382c" style:font-weight-asian="normal" style:font-weight-complex="normal"/>
    </style:style>
    <style:style style:name="T15" style:family="text">
      <style:text-properties fo:font-weight="normal" officeooo:rsid="00375dca" style:font-weight-asian="normal" style:font-weight-complex="normal"/>
    </style:style>
    <style:style style:name="T16" style:family="text">
      <style:text-properties fo:font-weight="normal" officeooo:rsid="00385dc5" style:font-weight-asian="normal" style:font-weight-complex="normal"/>
    </style:style>
    <style:style style:name="T17" style:family="text">
      <style:text-properties fo:font-weight="normal" officeooo:rsid="00385e41" style:font-weight-asian="normal" style:font-weight-complex="normal"/>
    </style:style>
    <style:style style:name="T18" style:family="text">
      <style:text-properties fo:font-weight="normal" officeooo:rsid="003ab902" style:font-weight-asian="normal" style:font-weight-complex="normal"/>
    </style:style>
    <style:style style:name="T19" style:family="text">
      <style:text-properties fo:font-weight="normal" officeooo:rsid="003bdc61" style:font-weight-asian="normal" style:font-weight-complex="normal"/>
    </style:style>
    <style:style style:name="T20" style:family="text">
      <style:text-properties fo:font-weight="normal" officeooo:rsid="003ebebd" style:font-weight-asian="normal" style:font-weight-complex="normal"/>
    </style:style>
    <style:style style:name="T21" style:family="text">
      <style:text-properties fo:font-weight="normal" officeooo:rsid="0040b0db" style:font-weight-asian="normal" style:font-weight-complex="normal"/>
    </style:style>
    <style:style style:name="T22" style:family="text">
      <style:text-properties fo:font-weight="normal" officeooo:rsid="004107a3" style:font-weight-asian="normal" style:font-weight-complex="normal"/>
    </style:style>
    <style:style style:name="T23" style:family="text">
      <style:text-properties fo:font-weight="normal" officeooo:rsid="00417f2d" style:font-weight-asian="normal" style:font-weight-complex="normal"/>
    </style:style>
    <style:style style:name="T24" style:family="text">
      <style:text-properties fo:font-weight="normal" officeooo:rsid="00420763" style:font-weight-asian="normal" style:font-weight-complex="normal"/>
    </style:style>
    <style:style style:name="T25" style:family="text">
      <style:text-properties fo:font-weight="normal" officeooo:rsid="00439ff5" style:font-weight-asian="normal" style:font-weight-complex="normal"/>
    </style:style>
    <style:style style:name="T26" style:family="text">
      <style:text-properties fo:font-weight="normal" officeooo:rsid="0044f6d7" style:font-weight-asian="normal" style:font-weight-complex="normal"/>
    </style:style>
    <style:style style:name="T27" style:family="text">
      <style:text-properties fo:font-weight="normal" officeooo:rsid="00456a84" style:font-weight-asian="normal" style:font-weight-complex="normal"/>
    </style:style>
    <style:style style:name="T28" style:family="text">
      <style:text-properties fo:font-weight="normal" officeooo:rsid="004677db" style:font-weight-asian="normal" style:font-weight-complex="normal"/>
    </style:style>
    <style:style style:name="T29" style:family="text">
      <style:text-properties fo:font-weight="normal" officeooo:rsid="0048147c" style:font-weight-asian="normal" style:font-weight-complex="normal"/>
    </style:style>
    <style:style style:name="T30" style:family="text">
      <style:text-properties fo:font-weight="normal" officeooo:rsid="004ba875" style:font-weight-asian="normal" style:font-weight-complex="normal"/>
    </style:style>
    <style:style style:name="T31" style:family="text">
      <style:text-properties fo:font-weight="normal" officeooo:rsid="004c07d1" style:font-weight-asian="normal" style:font-weight-complex="normal"/>
    </style:style>
    <style:style style:name="T32" style:family="text">
      <style:text-properties fo:font-weight="normal" officeooo:rsid="00500a38" style:font-weight-asian="normal" style:font-weight-complex="normal"/>
    </style:style>
    <style:style style:name="T33" style:family="text">
      <style:text-properties fo:font-weight="normal" officeooo:rsid="00518183" style:font-weight-asian="normal" style:font-weight-complex="normal"/>
    </style:style>
    <style:style style:name="T34" style:family="text">
      <style:text-properties fo:font-weight="normal" officeooo:rsid="00522d11" style:font-weight-asian="normal" style:font-weight-complex="normal"/>
    </style:style>
    <style:style style:name="T35" style:family="text">
      <style:text-properties fo:font-weight="normal" officeooo:rsid="0052e2bb" style:font-weight-asian="normal" style:font-weight-complex="normal"/>
    </style:style>
    <style:style style:name="T36" style:family="text">
      <style:text-properties fo:font-weight="normal" officeooo:rsid="004de5ad" style:font-weight-asian="normal" style:font-weight-complex="normal"/>
    </style:style>
    <style:style style:name="T37" style:family="text">
      <style:text-properties fo:font-weight="normal" officeooo:rsid="00605bb0" style:font-weight-asian="normal" style:font-weight-complex="normal"/>
    </style:style>
    <style:style style:name="T38" style:family="text">
      <style:text-properties fo:font-weight="normal" officeooo:rsid="006276dd" style:font-weight-asian="normal" style:font-weight-complex="normal"/>
    </style:style>
    <style:style style:name="T39" style:family="text">
      <style:text-properties fo:font-weight="normal" officeooo:rsid="0062e8df" style:font-weight-asian="normal" style:font-weight-complex="normal"/>
    </style:style>
    <style:style style:name="T40" style:family="text">
      <style:text-properties fo:font-weight="normal" officeooo:rsid="006310e6" style:font-weight-asian="normal" style:font-weight-complex="normal"/>
    </style:style>
    <style:style style:name="T41" style:family="text">
      <style:text-properties fo:font-weight="normal" officeooo:rsid="0064aa5b" style:font-weight-asian="normal" style:font-weight-complex="normal"/>
    </style:style>
    <style:style style:name="T42" style:family="text">
      <style:text-properties fo:font-weight="normal" officeooo:rsid="0064ded8" style:font-weight-asian="normal" style:font-weight-complex="normal"/>
    </style:style>
    <style:style style:name="T43" style:family="text">
      <style:text-properties fo:font-weight="normal" officeooo:rsid="0065290d" style:font-weight-asian="normal" style:font-weight-complex="normal"/>
    </style:style>
    <style:style style:name="T44" style:family="text">
      <style:text-properties fo:font-weight="normal" officeooo:rsid="00684967" style:font-weight-asian="normal" style:font-weight-complex="normal"/>
    </style:style>
    <style:style style:name="T45" style:family="text">
      <style:text-properties fo:font-weight="normal" officeooo:rsid="0068e2ea" style:font-weight-asian="normal" style:font-weight-complex="normal"/>
    </style:style>
    <style:style style:name="T46" style:family="text">
      <style:text-properties fo:font-weight="normal" officeooo:rsid="006a18ca" style:font-weight-asian="normal" style:font-weight-complex="normal"/>
    </style:style>
    <style:style style:name="T47" style:family="text">
      <style:text-properties fo:font-weight="normal" officeooo:rsid="006b74f6" style:font-weight-asian="normal" style:font-weight-complex="normal"/>
    </style:style>
    <style:style style:name="T48" style:family="text">
      <style:text-properties fo:font-weight="normal" officeooo:rsid="006c6a18" style:font-weight-asian="normal" style:font-weight-complex="normal"/>
    </style:style>
    <style:style style:name="T49" style:family="text">
      <style:text-properties fo:font-weight="normal" officeooo:rsid="006e2274" style:font-weight-asian="normal" style:font-weight-complex="normal"/>
    </style:style>
    <style:style style:name="T50" style:family="text">
      <style:text-properties fo:font-weight="normal" officeooo:rsid="006f4219" style:font-weight-asian="normal" style:font-weight-complex="normal"/>
    </style:style>
    <style:style style:name="T51" style:family="text">
      <style:text-properties fo:font-weight="normal" officeooo:rsid="0070c53c" style:font-weight-asian="normal" style:font-weight-complex="normal"/>
    </style:style>
    <style:style style:name="T52" style:family="text">
      <style:text-properties fo:font-weight="normal" officeooo:rsid="00712595" style:font-weight-asian="normal" style:font-weight-complex="normal"/>
    </style:style>
    <style:style style:name="T53" style:family="text">
      <style:text-properties fo:font-weight="normal" officeooo:rsid="0071b2a1" style:font-weight-asian="normal" style:font-weight-complex="normal"/>
    </style:style>
    <style:style style:name="T54" style:family="text">
      <style:text-properties fo:font-weight="normal" officeooo:rsid="0071dfd7" style:font-weight-asian="normal" style:font-weight-complex="normal"/>
    </style:style>
    <style:style style:name="T55" style:family="text">
      <style:text-properties fo:font-weight="normal" officeooo:rsid="00778afc" style:font-weight-asian="normal" style:font-weight-complex="normal"/>
    </style:style>
    <style:style style:name="T56" style:family="text">
      <style:text-properties fo:font-weight="normal" officeooo:rsid="0077fc0a" style:font-weight-asian="normal" style:font-weight-complex="normal"/>
    </style:style>
    <style:style style:name="T57" style:family="text">
      <style:text-properties fo:font-weight="normal" officeooo:rsid="0079f36d" style:font-weight-asian="normal" style:font-weight-complex="normal"/>
    </style:style>
    <style:style style:name="T58" style:family="text">
      <style:text-properties fo:font-weight="normal" officeooo:rsid="0079fec5" style:font-weight-asian="normal" style:font-weight-complex="normal"/>
    </style:style>
    <style:style style:name="T59" style:family="text">
      <style:text-properties fo:font-weight="normal" officeooo:rsid="007a9c52" style:font-weight-asian="normal" style:font-weight-complex="normal"/>
    </style:style>
    <style:style style:name="T60" style:family="text">
      <style:text-properties fo:font-weight="normal" officeooo:rsid="007c5caf" style:font-weight-asian="normal" style:font-weight-complex="normal"/>
    </style:style>
    <style:style style:name="T61" style:family="text">
      <style:text-properties fo:font-weight="normal" officeooo:rsid="007e561f" style:font-weight-asian="normal" style:font-weight-complex="normal"/>
    </style:style>
    <style:style style:name="T62" style:family="text">
      <style:text-properties officeooo:rsid="00209b0e"/>
    </style:style>
    <style:style style:name="T63" style:family="text">
      <style:text-properties officeooo:rsid="0022f244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officeooo:rsid="006276dd" fo:background-color="#ffff00" loext:char-shading-value="0"/>
    </style:style>
    <style:style style:name="T66" style:family="text">
      <style:text-properties officeooo:rsid="00730b0e" fo:background-color="#ffff00" loext:char-shading-value="0"/>
    </style:style>
    <style:style style:name="T67" style:family="text">
      <style:text-properties officeooo:rsid="0027bc3e"/>
    </style:style>
    <style:style style:name="T68" style:family="text">
      <style:text-properties officeooo:rsid="0028485e"/>
    </style:style>
    <style:style style:name="T69" style:family="text">
      <style:text-properties officeooo:rsid="002a41cd"/>
    </style:style>
    <style:style style:name="T70" style:family="text">
      <style:text-properties officeooo:rsid="0030325c"/>
    </style:style>
    <style:style style:name="T71" style:family="text">
      <style:text-properties officeooo:rsid="00335503"/>
    </style:style>
    <style:style style:name="T72" style:family="text">
      <style:text-properties officeooo:rsid="0035382c"/>
    </style:style>
    <style:style style:name="T73" style:family="text">
      <style:text-properties officeooo:rsid="00375dca"/>
    </style:style>
    <style:style style:name="T74" style:family="text">
      <style:text-properties officeooo:rsid="003bdc61"/>
    </style:style>
    <style:style style:name="T75" style:family="text">
      <style:text-properties officeooo:rsid="003ebebd"/>
    </style:style>
    <style:style style:name="T76" style:family="text">
      <style:text-properties officeooo:rsid="0040b0db"/>
    </style:style>
    <style:style style:name="T77" style:family="text">
      <style:text-properties officeooo:rsid="004107a3"/>
    </style:style>
    <style:style style:name="T78" style:family="text">
      <style:text-properties officeooo:rsid="00417f2d"/>
    </style:style>
    <style:style style:name="T79" style:family="text">
      <style:text-properties officeooo:rsid="0044f6d7"/>
    </style:style>
    <style:style style:name="T80" style:family="text">
      <style:text-properties officeooo:rsid="004de5ad"/>
    </style:style>
    <style:style style:name="T81" style:family="text">
      <style:text-properties officeooo:rsid="0051074e"/>
    </style:style>
    <style:style style:name="T82" style:family="text">
      <style:text-properties officeooo:rsid="00278763"/>
    </style:style>
    <style:style style:name="T83" style:family="text">
      <style:text-properties officeooo:rsid="005ec565"/>
    </style:style>
    <style:style style:name="T84" style:family="text">
      <style:text-properties officeooo:rsid="00605bb0"/>
    </style:style>
    <style:style style:name="T85" style:family="text">
      <style:text-properties officeooo:rsid="006276dd"/>
    </style:style>
    <style:style style:name="T86" style:family="text">
      <style:text-properties officeooo:rsid="0079f36d"/>
    </style:style>
    <style:style style:name="T87" style:family="text">
      <style:text-properties officeooo:rsid="007e8d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ñales de salida de control:</text:p>
      <text:p text:style-name="P59"><text:span text:style-name="T65">DIAGRAMA BLOQUES Y ACA</text:span><text:span text:style-name="T85"> </text:span>NO TENEMOS NINGUNA SEÑAL QIE PONGA INSTRUCFUNC EN ‘FFFF’ <text:span text:style-name="T70">ESTADO 2</text:span></text:p>
      <text:p text:style-name="P58"><text:span text:style-name="T65">AHPL Y ACA</text:span><text:span text:style-name="T85"> </text:span>MIRAR ESTADO 30 <text:span text:style-name="T75">Y 35 la suma bota el dato de una vez?</text:span></text:p>
      <text:p text:style-name="P39"><text:span text:style-name="T65">AHPL </text:span><text:span text:style-name="T66">ELIMINAR ESTADO 36</text:span></text:p>
      <text:p text:style-name="P41"/>
      <text:p text:style-name="P42"><text:span text:style-name="T65">AHPL Y ACA </text:span>MIRAR ESTADO 71 <text:span text:style-name="T87">creo que no es necesario guardar la interrupcion</text:span></text:p>
      <text:p text:style-name="P43"/>
      <text:p text:style-name="P49"><text:span text:style-name="T65">ultimo </text:span>REVISAR EL CONTROL <text:span text:style-name="T87">en vhdl con el ahpl </text:span></text:p>
      <text:p text:style-name="P60"/>
      <text:p text:style-name="P38">Cnt_Iactual </text:p>
      <text:p text:style-name="P9">Cnt_Iactual(<text:span text:style-name="T63">0</text:span>)</text:p>
      <text:p text:style-name="P2">→ <text:span text:style-name="T1">Habilita el reinicio de InstrucActual</text:span></text:p>
      <text:p text:style-name="P37">ACTIVO ESTADO 2</text:p>
      <text:p text:style-name="P8">Cnt_Iactual(<text:span text:style-name="T63">1</text:span>)</text:p>
      <text:p text:style-name="P3">→ <text:span text:style-name="T1">Habilita el guardado en el registro de InstrucActual</text:span></text:p>
      <text:p text:style-name="P37">ACTIVO ESTADO 8 <text:span text:style-name="T77">37 42 85</text:span></text:p>
      <text:p text:style-name="P35"/>
      <text:p text:style-name="P1"/>
      <text:p text:style-name="P8">Cnt_RegDir</text:p>
      <text:p text:style-name="P3">→<text:span text:style-name="T1"> Habilita el guardado en el registro Reg_Dir</text:span></text:p>
      <text:p text:style-name="P37">ACTIVO ESTADO 3 <text:span text:style-name="T71">11 22 38 43 54 59 60 65 76 81</text:span></text:p>
      <text:p text:style-name="P36"/>
      <text:p text:style-name="P1"/>
      <text:p text:style-name="P10">Leer</text:p>
      <text:p text:style-name="P4">→Habilita la opción de lectura en memoria</text:p>
      <text:p text:style-name="P37">ACTIVO ESTADO 4,5,6 <text:span text:style-name="T72">23,24,25 43,44,45 55,56,57 61,62,63 82,83,84</text:span></text:p>
      <text:p text:style-name="P36"/>
      <text:p text:style-name="P4"/>
      <text:p text:style-name="P4"><text:span text:style-name="T64">Cnt_SelI</text:span></text:p>
      <text:p text:style-name="P6">→ Permite decidir que dato sacar a la salida de Sel_Instruc </text:p>
      <text:p text:style-name="P6">(Reg_Salida, Reg_Inst, InstrucActual, InstrucFunc)</text:p>
      <text:p text:style-name="P5"><text:span text:style-name="T2">Cnt_SelI(0)→</text:span><text:span text:style-name="T7"> </text:span><text:span text:style-name="T28">ACTIVO ESTADO 59 </text:span><text:span text:style-name="T29">65</text:span><text:span text:style-name="T5"> </text:span><text:span text:style-name="T7">//Saca Reg_Salida</text:span></text:p>
      <text:p text:style-name="P5"><text:span text:style-name="T2">Cnt_SelI(1)→</text:span><text:span text:style-name="T3"> </text:span><text:span text:style-name="T11">ACTIVO ESTADO 11 </text:span><text:span text:style-name="T39">22 </text:span><text:span text:style-name="T28">54 60</text:span><text:span text:style-name="T6">//</text:span><text:span text:style-name="T7">Saca Reg_Inst</text:span></text:p>
      <text:p text:style-name="P5"><text:span text:style-name="T2">Cnt_SelI(2)→</text:span><text:span text:style-name="T13">ACTIVO ESTADO 3</text:span><text:span text:style-name="T6">//</text:span><text:span text:style-name="T7">Saca InstrucActual</text:span></text:p>
      <text:p text:style-name="P5"><text:span text:style-name="T2">Cnt_SelI(3)→</text:span><text:span text:style-name="T21">ACTIVO ESTADO 38</text:span><text:span text:style-name="T7"> </text:span><text:span text:style-name="T22">43 </text:span><text:span text:style-name="T30">76 </text:span><text:span text:style-name="T36">81</text:span><text:span text:style-name="T6">//</text:span><text:span text:style-name="T7">Saca InstrucFunc</text:span></text:p>
      <text:p text:style-name="P4"/>
      <text:p text:style-name="P4"/>
      <text:p text:style-name="P10">Cnt_SelSal</text:p>
      <text:p text:style-name="P28">→ Permite decidir que dato sacar a la salida de Sel_Sal</text:p>
      <text:p text:style-name="P28">(RegBanderas, Reg_Entrada, <text:span text:style-name="T76">InstrucActual,Reg_Salida</text:span>)</text:p>
      <text:p text:style-name="P54">Cnt_SelSal(0)→<text:span text:style-name="T10">ACTIVO ESTADO 72</text:span><text:span text:style-name="T68">//</text:span><text:span text:style-name="T10">Saca RegBanderas</text:span></text:p>
      <text:p text:style-name="P54">Cnt_SelSal(1)→<text:span text:style-name="T68"> </text:span><text:span text:style-name="T11">ACTIVO ESTADO 12</text:span><text:span text:style-name="T6"> </text:span><text:span text:style-name="T10"><text:s/>74</text:span><text:span text:style-name="T68">//</text:span><text:span text:style-name="T10">Saca Reg_Entrada</text:span></text:p>
      <text:p text:style-name="P54">Cnt_SelSal(2)→<text:span text:style-name="T11">ACTIVO ESTADO </text:span><text:span text:style-name="T21">38</text:span><text:span text:style-name="T10"> <text:s/></text:span><text:span text:style-name="T30">75</text:span><text:span text:style-name="T10">//Saca </text:span><text:span text:style-name="T21">instrucActual</text:span></text:p>
      <text:p text:style-name="P54"><text:span text:style-name="T68">Cnt_SelSal(3)</text:span><text:span text:style-name="T10">→</text:span><text:span text:style-name="T11">ACTIVO ESTADO</text:span><text:span text:style-name="T39"> </text:span><text:span text:style-name="T30">73</text:span><text:span text:style-name="T10"> <text:s/>//Saca </text:span><text:span text:style-name="T30">Reg_Salida</text:span></text:p>
      <text:p text:style-name="P13"><text:span text:style-name="T10"/></text:p>
      <text:p text:style-name="P28"/>
      <text:p text:style-name="P12">Cnt_RegB</text:p>
      <text:p text:style-name="P10">→ <text:span text:style-name="T6">Habilita el guardado de las cuatro banderas</text:span></text:p>
      <text:p text:style-name="P12"><text:soft-page-break/>Cnt_RegB(0)→<text:span text:style-name="T19"> </text:span><text:span text:style-name="T18">ACTIVO ESTADO 29 </text:span><text:span text:style-name="T20">34 </text:span><text:span text:style-name="T54">88</text:span><text:span text:style-name="T19">//almacenar bandera 0</text:span></text:p>
      <text:p text:style-name="P12">Cnt_RegB(<text:span text:style-name="T74">1</text:span>)<text:span text:style-name="T6">→</text:span><text:span text:style-name="T19"> </text:span><text:span text:style-name="T18">ACTIVO ESTADO 29 </text:span><text:span text:style-name="T20">34 </text:span><text:span text:style-name="T54">88</text:span><text:span text:style-name="T19">//almacenar bandera 1</text:span></text:p>
      <text:p text:style-name="P12"><text:span text:style-name="T74">Cnt_RegB(2)</text:span><text:span text:style-name="T19">→</text:span><text:span text:style-name="T18">ACTIVO ESTADO 29</text:span><text:span text:style-name="T19"> 32 </text:span><text:span text:style-name="T20">34 </text:span><text:span text:style-name="T54">88</text:span><text:span text:style-name="T19">//almacenar bandera 2</text:span></text:p>
      <text:p text:style-name="P12"><text:span text:style-name="T74">Cnt_RegB(3)</text:span><text:span text:style-name="T19">→</text:span><text:span text:style-name="T18">ACTIVO ESTADO 29 </text:span><text:span text:style-name="T19">32 </text:span><text:span text:style-name="T20">34 </text:span><text:span text:style-name="T54">88</text:span><text:span text:style-name="T19"> //almacenar bandera 3</text:span></text:p>
      <text:p text:style-name="P44"/>
      <text:p text:style-name="P31"/>
      <text:p text:style-name="P28"/>
      <text:p text:style-name="P11">Cnt_Reg<text:span text:style-name="T67">E</text:span></text:p>
      <text:p text:style-name="P11">→ <text:span text:style-name="T6">Habilita el guardado de Reg_</text:span><text:span text:style-name="T9">Entrada</text:span></text:p>
      <text:p text:style-name="P26"><text:span text:style-name="T9">A</text:span><text:span text:style-name="T6">CTIVO ESTADO 27 </text:span><text:span text:style-name="T18">29 </text:span><text:span text:style-name="T20">34 </text:span><text:span text:style-name="T27">49 </text:span><text:span text:style-name="T29">67 </text:span><text:span text:style-name="T34">86</text:span></text:p>
      <text:p text:style-name="P32"/>
      <text:p text:style-name="P28"/>
      <text:p text:style-name="P10">Cnt_SumRes</text:p>
      <text:p text:style-name="P10">→ <text:span text:style-name="T6">Decide el carry según la operación</text:span></text:p>
      <text:p text:style-name="P45">ACTIVO ESTADO 34</text:p>
      <text:p text:style-name="P28"/>
      <text:p text:style-name="P10">Cnt_Reg<text:span text:style-name="T62">S </text:span></text:p>
      <text:p text:style-name="P10">→ <text:span text:style-name="T6">Habilita el guardado en Reg_Salida</text:span></text:p>
      <text:p text:style-name="P27"><text:span text:style-name="T6">ACTIVO ESTADO 28 31 </text:span><text:span text:style-name="T43">33</text:span><text:span text:style-name="T20"> </text:span><text:span text:style-name="T45">50 </text:span><text:span text:style-name="T46">51 </text:span><text:span text:style-name="T48">52 </text:span><text:span text:style-name="T28">58 6</text:span><text:span text:style-name="T29">4 </text:span><text:span text:style-name="T51">68 69 </text:span><text:span text:style-name="T52">70 </text:span><text:span text:style-name="T54">87</text:span></text:p>
      <text:p text:style-name="P31"/>
      <text:p text:style-name="P28"/>
      <text:p text:style-name="P19">Cnt_SelSu<text:span text:style-name="T69"> </text:span></text:p>
      <text:p text:style-name="P14">→ <text:span text:style-name="T6">Selecciona si debe sacar el dato de Reg_Salida o Reg_Salida negado</text:span></text:p>
      <text:p text:style-name="P19"><text:span text:style-name="T82">Cnt_SelSu(0)</text:span><text:span text:style-name="T8">→</text:span><text:span text:style-name="T17">ACTIVO ESTADO 29</text:span><text:span text:style-name="T11"> //saca <text:s/></text:span><text:span text:style-name="T6">Reg_Salida</text:span></text:p>
      <text:p text:style-name="P19"><text:span text:style-name="T69">Cnt_SelSu(1)</text:span><text:span text:style-name="T12">→</text:span><text:span text:style-name="T11"> </text:span><text:span text:style-name="T20">ACTIVO ESTADO 3</text:span><text:span text:style-name="T55">4</text:span><text:span text:style-name="T11">//saca </text:span><text:span text:style-name="T6">Reg_Salida negado</text:span></text:p>
      <text:p text:style-name="P29"/>
      <text:p text:style-name="P14">Cnt_RegIn</text:p>
      <text:p text:style-name="P14">→ <text:span text:style-name="T6">Habilita el guardado de Reg_Inst</text:span></text:p>
      <text:p text:style-name="P24"><text:span text:style-name="T6">ACTIVO ESTADO 7 </text:span><text:span text:style-name="T24">47</text:span></text:p>
      <text:p text:style-name="P33"/>
      <text:p text:style-name="P29"/>
      <text:p text:style-name="P14">Escribir</text:p>
      <text:p text:style-name="P14">→ <text:span text:style-name="T6">Habilita la opción de escritura en memoria</text:span></text:p>
      <text:p text:style-name="P25"><text:span text:style-name="T6">ACTIVO ESTADO 13,14,15 </text:span><text:span text:style-name="T22">38,38,40 </text:span><text:span text:style-name="T31">76,77,78</text:span></text:p>
      <text:p text:style-name="P31"/>
      <text:p text:style-name="P29"/>
      <text:p text:style-name="P14">Cnt_RGE </text:p>
      <text:p text:style-name="P14">→ <text:span text:style-name="T6">Habilita el guardado en Reg_Dato_Ent</text:span></text:p>
      <text:p text:style-name="P24"><text:span text:style-name="T6">ACTIVO ESTADO 6 </text:span><text:span text:style-name="T14">25 </text:span><text:span text:style-name="T28">57 63 </text:span><text:span text:style-name="T32">84 </text:span></text:p>
      <text:p text:style-name="P29"/>
      <text:p text:style-name="P14">Cnt_RGS </text:p>
      <text:p text:style-name="P29">→ Habilita el guardado en Reg_Dato_Sal</text:p>
      <text:p text:style-name="P34">ACTIVO ESTADO 12 <text:span text:style-name="T76">38 72 73 74 75</text:span></text:p>
      <text:p text:style-name="P29"/>
      <text:p text:style-name="P15">Cnt_SelSu<text:span text:style-name="T69">m </text:span></text:p>
      <text:p text:style-name="P15">→ <text:span text:style-name="T6">Selecciona si debe sacar el dato de Reg_</text:span><text:span text:style-name="T8">Inst</text:span><text:span text:style-name="T6"> o ‘</text:span><text:span text:style-name="T8">1</text:span><text:span text:style-name="T6">’</text:span></text:p>
      <text:p text:style-name="P16"><text:span text:style-name="T82">Cnt_SelSum(0)</text:span><text:span text:style-name="T8">→</text:span><text:span text:style-name="T11"> <text:s/></text:span><text:span text:style-name="T20">ACTIVO ESTADO </text:span><text:span text:style-name="T43">37</text:span><text:span text:style-name="T20"> </text:span><text:span text:style-name="T22">42</text:span><text:span text:style-name="T20"> </text:span><text:span text:style-name="T11">//saca Reg_Inst</text:span></text:p>
      <text:p text:style-name="P16"><text:span text:style-name="T69">Cnt_SelSum(1)</text:span><text:span text:style-name="T12">→</text:span><text:span text:style-name="T11"> </text:span><text:span text:style-name="T8">A</text:span><text:span text:style-name="T13">CTIVO ESTADO 8 </text:span><text:span text:style-name="T11">//saca el 1</text:span></text:p>
      <text:p text:style-name="P46"/>
      <text:p text:style-name="P46"><text:soft-page-break/></text:p>
      <text:p text:style-name="P16">Cnt_Sel </text:p>
      <text:p text:style-name="P16">→ <text:span text:style-name="T6">Selecciona si debe sacar el dato </text:span><text:span text:style-name="T11">que viene de SumInstruc</text:span><text:span text:style-name="T6"> </text:span><text:span text:style-name="T56">o</text:span><text:span text:style-name="T38"> de Reg_Dato_Ent</text:span></text:p>
      <text:p text:style-name="P16">Cnt_Sel(0)→<text:span text:style-name="T71"> </text:span><text:span text:style-name="T8">A</text:span><text:span text:style-name="T11">CTIVO ESTADO 8 <text:s/></text:span><text:span text:style-name="T20">37 </text:span><text:span text:style-name="T22">42</text:span><text:span text:style-name="T11">//pasa SumInstruc</text:span></text:p>
      <text:p text:style-name="P51"><text:span text:style-name="T71">Cnt_Sel(1)</text:span><text:span text:style-name="T11">→ <text:s/></text:span><text:span text:style-name="T53">85</text:span><text:span text:style-name="T11">//pasa Reg_</text:span><text:span text:style-name="T53">Dato_Ent</text:span></text:p>
      <text:p text:style-name="P47"/>
      <text:p text:style-name="P23">Cnt_Sel<text:span text:style-name="T73">E</text:span> </text:p>
      <text:p text:style-name="P17">→ <text:span text:style-name="T6">Selecciona si debe sacar el dato </text:span><text:span text:style-name="T11">que viene de </text:span><text:span text:style-name="T15">Suma-Resta</text:span><text:span text:style-name="T6"> o </text:span><text:span text:style-name="T11">el de Reg_</text:span><text:span text:style-name="T15">Dato_Ent </text:span><text:span text:style-name="T25">o Reg_</text:span><text:span text:style-name="T35">Inst</text:span></text:p>
      <text:p text:style-name="P18">Cnt_Sel<text:span text:style-name="T73">E</text:span>(0)→<text:span text:style-name="T71"> </text:span><text:span text:style-name="T11">ACTIVO ESTADO 29 34//</text:span><text:span text:style-name="T35">viene de</text:span><text:span text:style-name="T11"> </text:span><text:span text:style-name="T15">Suma-Resta</text:span></text:p>
      <text:p text:style-name="P18">Cnt_Sel<text:span text:style-name="T73">E</text:span>(1)<text:span text:style-name="T6">→</text:span><text:span text:style-name="T11"> <text:s/></text:span><text:span text:style-name="T16">ACTIVO ESTADO 27 </text:span><text:span text:style-name="T29">67 </text:span><text:span text:style-name="T33">86</text:span><text:span text:style-name="T11">// </text:span><text:span text:style-name="T35">viene de </text:span><text:span text:style-name="T27"><text:s/></text:span><text:span text:style-name="T11">Reg_</text:span><text:span text:style-name="T15">Dato_Ent</text:span></text:p>
      <text:p text:style-name="P23">Cnt_Sel<text:span text:style-name="T73">E</text:span>(<text:span text:style-name="T79">2</text:span>)<text:span text:style-name="T6">→</text:span><text:span text:style-name="T11"> <text:s/></text:span><text:span text:style-name="T16">ACTIVO ESTADO </text:span><text:span text:style-name="T26">49</text:span><text:span text:style-name="T11">// </text:span><text:span text:style-name="T35">viene</text:span><text:span text:style-name="T27"> </text:span><text:span text:style-name="T11">Reg</text:span><text:span text:style-name="T15">_</text:span><text:span text:style-name="T35">Inst</text:span></text:p>
      <text:p text:style-name="P48"/>
      <text:p text:style-name="P20">Cnt_<text:span text:style-name="T77">InstFu</text:span> </text:p>
      <text:p text:style-name="P30">→ Habilita el guardado en <text:span text:style-name="T77">InstrucFunc</text:span></text:p>
      <text:p text:style-name="P7"><text:span text:style-name="T11">ACTIVO ESTADO </text:span><text:span text:style-name="T22">41 </text:span><text:span text:style-name="T24">46 </text:span><text:span text:style-name="T31">79</text:span><text:tab/><text:span text:style-name="T81">85 86 87</text:span><text:tab/><text:tab/><text:tab/><text:tab/></text:p>
      <text:p text:style-name="P1"/>
      <text:p text:style-name="P40"><text:span text:style-name="T4">CSRF </text:span></text:p>
      <text:p text:style-name="P21">→ <text:span text:style-name="T6">Selecciona si debe </text:span><text:span text:style-name="T23">sumar o restar 1 en SRF</text:span></text:p>
      <text:p text:style-name="P22">CSRF(0)→<text:span text:style-name="T23">ACTIVO ESTADO </text:span><text:span text:style-name="T44">46 </text:span><text:span text:style-name="T23">85 86 </text:span><text:span text:style-name="T54">87</text:span><text:span text:style-name="T11">// </text:span><text:span text:style-name="T23">sumar 1</text:span></text:p>
      <text:p text:style-name="P50">CSRF<text:span text:style-name="T69">(1)→</text:span><text:span text:style-name="T23">ACTIVO ESTADO </text:span><text:span text:style-name="T43">41</text:span><text:span text:style-name="T23"> 79</text:span><text:span text:style-name="T78"> //</text:span><text:span text:style-name="T11"> </text:span><text:span text:style-name="T23">restar 1</text:span></text:p>
      <text:p text:style-name="P50"><text:span text:style-name="T23"/></text:p>
      <text:p text:style-name="P56">CntSel<text:span text:style-name="T84">e </text:span></text:p>
      <text:p text:style-name="P56">→ <text:span text:style-name="T6">Selecciona si debe sacar el dato de Reg_</text:span><text:span text:style-name="T37">Dato_Ent</text:span><text:span text:style-name="T6"> o Reg_</text:span><text:span text:style-name="T37">Inst</text:span></text:p>
      <text:p text:style-name="P56"><text:span text:style-name="T82">Cnt_Sele(0)</text:span><text:span text:style-name="T8">→</text:span><text:span text:style-name="T42">ACTIVO ESTADO </text:span><text:span text:style-name="T40">28 </text:span><text:span text:style-name="T41">31 </text:span><text:span text:style-name="T43">33 </text:span><text:span text:style-name="T49">58 64 </text:span><text:span text:style-name="T50">68 </text:span><text:span text:style-name="T51">69 </text:span><text:span text:style-name="T52">70 </text:span><text:span text:style-name="T54">87</text:span><text:span text:style-name="T11">//saca <text:s text:c="2"/></text:span><text:span text:style-name="T6">Reg_</text:span><text:span text:style-name="T37">Dato_Ent</text:span></text:p>
      <text:p text:style-name="P52"><text:span text:style-name="T69">Cnt_Sele(1)</text:span><text:span text:style-name="T12">→</text:span><text:span text:style-name="T11"> </text:span><text:span text:style-name="T45">ACTIVO ESTADO 50 51 </text:span><text:span text:style-name="T47">52</text:span><text:span text:style-name="T11">//saca </text:span><text:span text:style-name="T6">Reg_</text:span><text:span text:style-name="T37">Inst</text:span></text:p>
      <text:p text:style-name="P55"><text:span text:style-name="T37"/></text:p>
      <text:p text:style-name="P51">Cnt<text:span text:style-name="T85">RB </text:span></text:p>
      <text:p text:style-name="P51">→ <text:span text:style-name="T6">Selecciona si debe sacar el dato de Reg_</text:span><text:span text:style-name="T37">Dato_Ent</text:span><text:span text:style-name="T6"> o </text:span><text:span text:style-name="T38">de suma-resta o de comparación</text:span></text:p>
      <text:p text:style-name="P51"><text:span text:style-name="T82">Cnt_RB(0)</text:span><text:span text:style-name="T8">→</text:span><text:span text:style-name="T54">ACTIVO ESTADO </text:span><text:span text:style-name="T11">88 //aca <text:s text:c="2"/></text:span><text:span text:style-name="T6">Reg_</text:span><text:span text:style-name="T37">Dato_Ent</text:span></text:p>
      <text:p text:style-name="P51"><text:span text:style-name="T69">Cnt_RB(1) </text:span><text:span text:style-name="T12">→</text:span><text:span text:style-name="T42">ACTIVO ESTADO 29</text:span><text:span text:style-name="T11"> </text:span><text:span text:style-name="T43">34</text:span><text:span text:style-name="T11">//saca </text:span><text:span text:style-name="T38">suma-resta</text:span></text:p>
      <text:p text:style-name="P51"><text:span text:style-name="T69">Cnt_RB(2) </text:span><text:span text:style-name="T12">→</text:span><text:span text:style-name="T42">ACTIVO ESTADO 32</text:span><text:span text:style-name="T11"> //saca </text:span><text:span text:style-name="T38">comparación</text:span></text:p>
      <text:p text:style-name="P51"><text:span text:style-name="T38"/></text:p>
      <text:p text:style-name="P57">Cnt<text:span text:style-name="T86">C </text:span></text:p>
      <text:p text:style-name="P57">→ <text:span text:style-name="T57">Reinicia o incrementa el contador </text:span></text:p>
      <text:p text:style-name="P57"><text:span text:style-name="T82">CntC(0)</text:span><text:span text:style-name="T8">→</text:span><text:span text:style-name="T58">ACTIVO ESTADO 2 </text:span><text:span text:style-name="T60">80 </text:span><text:span text:style-name="T61">88</text:span><text:span text:style-name="T11">//</text:span><text:span text:style-name="T57">reinicia</text:span></text:p>
      <text:p text:style-name="P53"><text:span text:style-name="T69">CntC(1)</text:span><text:span text:style-name="T12">→</text:span><text:span text:style-name="T59">ACTIVO ESTADO 79</text:span><text:span text:style-name="T11"> </text:span><text:span text:style-name="T61">85 86 87</text:span><text:span text:style-name="T11">//</text:span><text:span text:style-name="T57">incremen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3:44:31.218364457</meta:creation-date>
    <dc:date>2017-05-25T10:37:44.807421769</dc:date>
    <meta:editing-duration>PT4H35M34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586" meta:character-count="3693" meta:non-whitespace-character-count="3169"/>
  </office:meta>
</office:document-meta>
</file>